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700002F570000256B4ED78669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language-asian="ko" style:country-asian="KR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language-asian="ko" style:country-asian="KR" style:font-weight-asian="bold" style:font-size-complex="16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6pt" fo:font-weight="bold" style:font-size-asian="16pt" style:language-asian="ko" style:country-asian="KR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style:font-size-asian="16pt" style:language-asian="ko" style:country-asian="KR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style:font-size-asian="20pt" style:language-asian="ko" style:country-asian="KR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style:language-asian="ko" style:country-asian="KR" style:font-weight-asian="bold" style:font-weight-complex="bold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style:font-size-asian="12pt" style:language-asian="ko" style:country-asian="KR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language-asian="ko" style:country-asian="KR" style:font-weight-asian="bold" style:font-size-complex="12pt" style:font-weight-complex="bold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2pt" fo:font-weight="bold" style:font-size-asian="12pt" style:language-asian="ko" style:country-asian="KR" style:font-weight-asian="bold" style:font-size-complex="12pt" style:font-weight-complex="bold"/>
    </style:style>
    <style:style style:name="P11" style:family="paragraph" style:parent-style-name="Standard" style:list-style-name="L8">
      <style:paragraph-properties fo:text-align="start" style:justify-single-word="false"/>
      <style:text-properties fo:font-size="12pt" fo:font-weight="normal" style:font-size-asian="12pt" style:language-asian="ko" style:country-asian="KR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language-asian="ko" style:country-asian="KR"/>
    </style:style>
    <style:style style:name="P13" style:family="paragraph" style:parent-style-name="Standard" style:list-style-name="L1">
      <style:paragraph-properties fo:text-align="start" style:justify-single-word="false"/>
      <style:text-properties style:language-asian="ko" style:country-asian="KR"/>
    </style:style>
    <style:style style:name="P14" style:family="paragraph" style:parent-style-name="Standard" style:list-style-name="L4">
      <style:paragraph-properties fo:text-align="start" style:justify-single-word="false"/>
      <style:text-properties style:language-asian="ko" style:country-asian="KR"/>
    </style:style>
    <style:style style:name="P15" style:family="paragraph" style:parent-style-name="Standard" style:list-style-name="L6">
      <style:paragraph-properties fo:text-align="start" style:justify-single-word="false"/>
      <style:text-properties style:language-asian="ko" style:country-asian="KR"/>
    </style:style>
    <style:style style:name="P16" style:family="paragraph" style:parent-style-name="Standard" style:list-style-name="L7">
      <style:paragraph-properties fo:text-align="start" style:justify-single-word="false"/>
      <style:text-properties style:language-asian="ko" style:country-asian="KR"/>
    </style:style>
    <style:style style:name="P17" style:family="paragraph" style:parent-style-name="Standard" style:list-style-name="L8">
      <style:paragraph-properties fo:text-align="start" style:justify-single-word="false"/>
      <style:text-properties style:language-asian="ko" style:country-asian="KR"/>
    </style:style>
    <style:style style:name="P18" style:family="paragraph" style:parent-style-name="Standard" style:list-style-name="L5">
      <style:paragraph-properties fo:text-align="start" style:justify-single-word="false"/>
      <style:text-properties fo:font-weight="bold" style:language-asian="ko" style:country-asian="KR" style:font-weight-asian="bold" style:font-weight-complex="bold"/>
    </style:style>
    <style:style style:name="P19" style:family="paragraph" style:parent-style-name="Standard" style:list-style-name="L7">
      <style:paragraph-properties fo:text-align="start" style:justify-single-word="false"/>
    </style:style>
    <style:style style:name="P20" style:family="paragraph" style:parent-style-name="Standard">
      <style:paragraph-properties fo:text-align="end" style:justify-single-word="false"/>
      <style:text-properties fo:font-size="16pt" fo:font-weight="bold" style:font-size-asian="16pt" style:language-asian="ko" style:country-asian="KR" style:font-weight-asian="bold" style:font-size-complex="16pt" style:font-weight-complex="bold"/>
    </style:style>
    <style:style style:name="T1" style:family="text">
      <style:text-properties style:language-asian="ko" style:country-asian="KR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마이크로 프로세서 응용설계</text:p>
      <text:p text:style-name="P2">2012 Term Project 주제 제안서</text:p>
      <text:p text:style-name="P2">NDS용 간단한 게임 만들기</text:p>
      <text:p text:style-name="P2"/>
      <text:p text:style-name="P3"/>
      <text:p text:style-name="P3"/>
      <text:p text:style-name="P4">팀 이름:</text:p>
      <text:p text:style-name="P4"><text:s text:c="2"/>SnakeFeeding </text:p>
      <text:p text:style-name="P4"><text:s/></text:p>
      <text:p text:style-name="P4">팀 구성:</text:p>
      <text:p text:style-name="P4"><text:s text:c="2"/>0514057 김호진 (ID:kimhojin)</text:p>
      <text:p text:style-name="P4"><text:s text:c="2"/>0792070 유창현</text:p>
      <text:p text:style-name="P3"/>
      <text:list xml:id="list15240348371" text:style-name="L1">
        <text:list-item>
          <text:p text:style-name="P9">목표 프로그램의 모티브</text:p>
          <text:p text:style-name="P9"/>
        </text:list-item>
      </text:list>
      <text:list xml:id="list1765229786" text:style-name="L2">
        <text:list-item>
          <text:p text:style-name="P12"><text:s/>DOS, 윈도우95 시절 즐기던 스네이크 게임</text:p>
        </text:list-item>
        <text:list-item>
          <text:p text:style-name="P12"><text:s/>제한 시간이 있고, 플레이어의 입력이 없어도 자동적으로 움직이며, 시간이 지남에 따라 움직임 속도가 점점 빨라 진다는 점에서 FreeRTOS 의 테스크 관리를 이용하여 쉽게 구현할 수 있을것 같아 선택</text:p>
          <text:p text:style-name="P12"><draw:frame draw:style-name="fr1" draw:name="프레임1" text:anchor-type="paragraph" svg:x="3.473cm" svg:y="0.434cm" svg:width="10.109cm" draw:z-index="0"><draw:text-box fo:min-height="9.008cm"><text:p text:style-name="Illustration"><draw:frame draw:style-name="fr2" draw:name="그림1" text:anchor-type="paragraph" svg:x="0.004cm" svg:y="-0.132cm" svg:width="10.423cm" style:rel-width="103%" svg:height="8.334cm" style:rel-height="scale" draw:z-index="1"><draw:image xlink:href="Pictures/2000000700002F570000256B4ED78669.svm" xlink:type="simple" xlink:show="embed" xlink:actuate="onLoad"/></draw:frame>사진 <text:sequence text:ref-name="refIllustration0" text:name="Illustration" text:formula="ooow:Illustration+1" style:num-format="1">1</text:sequence>: 윈도우 95용 스네이크 게임 화면 </text:p></draw:text-box></draw:frame><text:soft-page-break/></text:p>
          <text:p text:style-name="P12"/>
        </text:list-item>
      </text:list>
      <text:p text:style-name="P7"/>
      <text:list xml:id="list1895006979" text:style-name="L3">
        <text:list-item>
          <text:p text:style-name="P10">목표 프로그램 개요</text:p>
        </text:list-item>
      </text:list>
      <text:list xml:id="list1911355626" text:continue-list="list15240348371" text:style-name="L1">
        <text:list-header>
          <text:p text:style-name="P13"/>
        </text:list-header>
      </text:list>
      <text:list xml:id="list81259047" text:style-name="L4">
        <text:list-item>
          <text:p text:style-name="P14">뱀이 바닥을 기어다니는 모습을 위쪽에서 바라보는 탑뷰 형식</text:p>
        </text:list-item>
        <text:list-item>
          <text:p text:style-name="P14">위, 아래, 왼쪽, 오른쪽의 4가지 키 입력 사용</text:p>
        </text:list-item>
        <text:list-item>
          <text:p text:style-name="P14">입력된 키 방향에 따라 뱀의 머리가 자동적으로 이동한다</text:p>
        </text:list-item>
        <text:list-item>
          <text:p text:style-name="P14">뱀의 머리가 화면의 상, 하, 좌, 우 끝 부분이나 뱀의 몸체에 닿게 되면 게임 오버</text:p>
        </text:list-item>
        <text:list-item>
          <text:p text:style-name="P14">일정 시간마다 화면에 생성된 식량 아이템을 먹지 못하면 게임 오버</text:p>
        </text:list-item>
        <text:list-item>
          <text:p text:style-name="P14">뱀이 식량 아이템을 먹으면 제한시간 타이머가 초기화</text:p>
        </text:list-item>
        <text:list-item>
          <text:p text:style-name="P14">뱀이 식량 아이템을 먹을때 마다 몸체의 길이가 길어지고 이동 속도가 빨라진다</text:p>
        </text:list-item>
        <text:list-item>
          <text:p text:style-name="P14">일정 시간마다 뱀의 이동속도와 길이를 줄이는 아이템이 맵에 등장</text:p>
        </text:list-item>
        <text:list-item>
          <text:p text:style-name="P14">최대한 오랜 시간동안 뱀이 살아남는 것이 이 게임의 목표</text:p>
        </text:list-item>
      </text:list>
      <text:p text:style-name="P1"/>
      <text:p text:style-name="P1"/>
      <text:list xml:id="list146779171" text:style-name="L5">
        <text:list-item>
          <text:p text:style-name="P18">제한사항과 극복 방안</text:p>
        </text:list-item>
      </text:list>
      <text:p text:style-name="P6"/>
      <text:list xml:id="list287466444" text:style-name="L6">
        <text:list-item>
          <text:p text:style-name="P15">화면 출력을 위해 어떤 라이브러리를 어떻게 사용하여야 할 것인가?</text:p>
        </text:list-item>
      </text:list>
      <text:list xml:id="list291122474" text:style-name="L7">
        <text:list-header>
          <text:p text:style-name="P19">- <text:span text:style-name="T1">저번 학기 프로젝트 소스코드 읽어보기</text:span></text:p>
          <text:p text:style-name="P16">- NDS 개발 커뮤니티 사이트 둘러보기</text:p>
          <text:p text:style-name="P16">- 인터넷 검색 사이트 이용</text:p>
        </text:list-header>
      </text:list>
      <text:p text:style-name="P1"/>
      <text:list xml:id="list892584938" text:style-name="L8">
        <text:list-item>
          <text:p text:style-name="P17">소리 재생을 어떻게 할 것인가?</text:p>
          <text:p text:style-name="P11">- 저번 학기 프로젝트 소스코드를 그대로 이용</text:p>
          <text:p text:style-name="P11"/>
        </text:list-item>
        <text:list-item>
          <text:p text:style-name="P11">멀티 테스크 환경에서의 테스크 관리 방법은?</text:p>
        </text:list-item>
      </text:list>
      <text:p text:style-name="P8"><text:tab/>- github에서 한글화된 FreeRTOS API 문서를 받아 참고</text:p>
      <text:p text:style-name="P8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2T23:50:42.51</meta:creation-date>
    <dc:date>2012-11-15T01:14:41</dc:date>
    <meta:editing-duration>PT16M26S</meta:editing-duration>
    <meta:editing-cycles>3</meta:editing-cycles>
    <meta:generator>LibreOffice/3.5$Linux_x86 LibreOffice_project/350m1$Build-2</meta:generator>
    <meta:document-statistic meta:table-count="0" meta:image-count="1" meta:object-count="0" meta:page-count="2" meta:paragraph-count="32" meta:word-count="227" meta:character-count="812" meta:non-whitespace-character-count="655"/>
  </office:meta>
</office:document-meta>
</file>